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 SANGUE DE JESUS TEM PODER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 SANGUE DE JESUS TEM PODER PARA SALVAR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AMO A TI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QUANDO TE PROSTRARES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LAMANDO ESTOU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ESUS, Ó MEU JESUS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LO SANGUE DE JESUS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NHOR, ME CHEGO A TI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AMOS LAVAR AS VESTES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EVESTE, SENHOR, TEU POVO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Á VITÓRIA PARA MIM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ÕE TEU SANGUE SOBRE MIM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EM TEU ALTAR, SENHOR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LAMAREI, CLAMAREI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E ANDARMOS NA LUZ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EM TUA PRESENÇA ENTRAMOS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ROSTRADO ESTOU DIANTE DE TI</text:p>
          </table:table-cell>
          <table:table-cell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EU POVO CLAMA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 TEU PECADO TU QUERES DEIXAR?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BENDITO SEJA O CORDEIRO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ENHOR, OUVE A MINHA ORAÇÃO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EIS O CORDEIRO DE DEUS</text:p>
          </table:table-cell>
          <table:table-cell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NHOR, A TI CLAMO</text:p>
          </table:table-cell>
          <table:table-cell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SEJA SÓ O SENHOR LOUVADO AQUI</text:p>
          </table:table-cell>
          <table:table-cell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RDEIRO ETERNO</text:p>
          </table:table-cell>
          <table:table-cell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 PODER DO SANGUE DE JESUS</text:p>
          </table:table-cell>
          <table:table-cell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ANSBORDA-ME, SENHOR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H! QUE PRECIOSO SANGUE</text:p>
          </table:table-cell>
          <table:table-cell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JUNTO A TI SUPLICO, Ó PAI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 SANGUE DE JESUS, VERTIDO ALI NA CRUZ</text:p>
          </table:table-cell>
          <table:table-cell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EU ME PROSTRO EM TEU ALTAR</text:p>
          </table:table-cell>
          <table:table-cell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QUANDO BUSCAMOS</text:p>
          </table:table-cell>
          <table:table-cell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A MEU SENHOR</text:p>
          </table:table-cell>
          <table:table-cell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RUCIFICADO FOI MEU JESUS</text:p>
          </table:table-cell>
          <table:table-cell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NESTA HORA ESQUEÇO O MUNDO</text:p>
          </table:table-cell>
          <table:table-cell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PELO SANGUE DE JESUS IREI CLAMAR</text:p>
          </table:table-cell>
          <table:table-cell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JESUS, TU ÉS O MEU DEUS</text:p>
          </table:table-cell>
          <table:table-cell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OH! QUE SANGUE PODEROSO</text:p>
          </table:table-cell>
          <table:table-cell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ALÉM DO VÉU EU QUERO ESTAR</text:p>
          </table:table-cell>
          <table:table-cell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ENHOR, SUPLICO A TI EM ORAÇÃO</text:p>
          </table:table-cell>
          <table:table-cell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VOU CLAMAR</text:p>
          </table:table-cell>
          <table:table-cell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NFORME A SUA INFINITA GRAÇA</text:p>
          </table:table-cell>
          <table:table-cell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NOS ÁTRIOS DO SENHOR ENTRAMOS</text:p>
          </table:table-cell>
          <table:table-cell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AO SENTIR O TEU PERDÃO</text:p>
          </table:table-cell>
          <table:table-cell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É TEU SANGU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VINDE, CANTAI E ENTOAI LOUVORES A JESUS</text:p>
          </table:table-cell>
          <table:table-cell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NA HORA EM QUE EU QUISER FALAR COM DEUS</text:p>
          </table:table-cell>
          <table:table-cell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 SANGUE DE JESUS</text:p>
          </table:table-cell>
          <table:table-cell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 CORDEIRO QUE NA CRUZ MORREU</text:p>
          </table:table-cell>
          <table:table-cell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ESCUTA-ME, SENHOR</text:p>
          </table:table-cell>
          <table:table-cell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 SANGUE DO CORDEIRO DE DEUS</text:p>
          </table:table-cell>
          <table:table-cell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HÁ VITÓRIA SEMPRE EM TI, SENHOR</text:p>
          </table:table-cell>
          <table:table-cell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SENHOR, MEU DEUS E PAI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CERTA VEZ EU ORANDO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COMO AS ÁGUAS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M FERVENTE ORAÇÃO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TENDE A VOZ DO MEU CLAMOR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 ORARMOS AO SENHOR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UBA A MINHA ORAÇÃO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 SILÊNCIO DA NOITE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VOCA-ME E TE RESPONDERE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RILHE SOBRE MIM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ANDO O DIA AMANHECE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 MADRUGADA EU BUSCO A FACE DO SENHOR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CA PELA FÉ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Á NO CIMO DO MONTE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 ANJO DO SENHOR ESTÁ PASSEANDO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ECIOSAS SÃO AS HORAS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EM, AMADO MEU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É PRECISO CONFIAR E BUSCAR A DEUS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US ESTÁ NO TEMPLO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I, SENHOR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NTE EM TUA FACE O ROÇAR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STA NOITE FELIZ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EM, VISITA TUA IGREJA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MA VOZ MANSA E DELICADA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US ESTÁ PRESENTE ENTRE PECADORES COMO NÓS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S MUITO ALÉM DO CÉU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RANDE DEUS, ÚNICO DEUS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DA INSTANTE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DEUS ESTÁ AQUI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IS UMA VEZ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TENDE, SENHOR, A MINHA ORAÇÃO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VIA A TUA LUZ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M TEU NOME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U CORPO CANSADO PELAS CAMINHADAS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Á UMA FONTE ABERTA NO CALVÁRIO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JESUS IA SUBINDO O MONTE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ORRI NA CRUZ POR TI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ESUS IA SEGUINDO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AI, A TI ENTREGO O MEU ESPÍRITO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DEUS ENVIOU SEU FILHO AMADO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US AMOU O MUNDO DE TAL MANEIRA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US O SEU FILHO ENVIOU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UM DIA JESUS DESCEU DA SUA GLÓRIA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RTARAM O MADEIRO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RUDE CRUZ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RISTO CAMINHAVA EM DIREÇÃO À CRUZ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OIS DISCÍPULOS NO CAMINHO DE EMAÚS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ERTO HOMEM TÃO NOBRE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OMOS TEU POVO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IXOU O ESPLENDOR DE SUA GLÓRIA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OR AMOR JESUS MORREU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OR AMOR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ÃO HÁ AMOR IGUAL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U PECADO RESGATADO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JESUS, EM TUA PRESENÇA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IS QUE ESTOU À PORTA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BRE A PORTA DO TEU CORAÇÃO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ONDE ESTÁ O CORDEIRO?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RA UM PECADOR, ANDAVA SEM JESUS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ESUS É MELHOR, SIM, QUE OURO E BENS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O SENTIDO DE VIVER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NTREGA O TEU CAMINHO AO SENHOR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O POÇO DE JACÓ CHEGOU JESUS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ONTE DE ÁGUAS VIVAS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QUEM ME DÁ ÁGUA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QUEM BEBER DA ÁGUA QUE EU LHE DER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VOU GUIAR-TE A UMA RICA FONTE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US HOJE QUER TE FALAR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ANSO E SUAVE JESUS ESTÁ CHAMANDO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OUVE A VOZ DE JESUS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IS MENSAGEM DO SENHOR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NTO TEMPO JÁ FAZ QUE O CHAMADO DIVINAL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DEIXA DEUS FALAR AO TEU CORAÇÃO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E CANSADO TU ESTÁS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EU AMADO FILHO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 ESTA NOITE DEUS PEDIR TUA ALMA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Á ACHEI UMA FLOR GLORIOSA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U DESCI PARA O VALE DE BÊNÇÃO E PAZ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OR ONDE QUER QUE EU VÁ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E EM TEU VIVER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E ANDA TRISTE O TEU VIVER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E VOCÊ QUISER SABER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E EM TUA VIDA FALTA PAZ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E TU PROCURAS PELA PAZ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 PAZ QUE TU PROCURAS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E DISPUSERES O TEU CORAÇÃO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OLHAI PARA O ALTO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UDO SE FEZ NOVO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E TU ESTÁS TÃO LONGE DO SENHOR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TU QUE SOBRE A AMARGA CRUZ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OMO UM BOM PASTOR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EUS ESTÁ PRESENTE AQUI NESTE LUGAR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RISTO CAMINHAVA LENTAMENTE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QUERO QUE VOCÊ CONHEÇA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OH! QUE BELOS HINOS HOJE LÁ NO CÉU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EVA TU CONTIGO O NOME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TODOS OS POVOS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QUANDO JESUS SEU SANGUE VERTEU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ARA QUEM IREMOS NÓS?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ESUS É O CORDEIRO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ÃO SEI SE OUVISTE FALAR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QUERO TOCAR EM TUAS VESTES, SENHOR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O CAMINHO QUE NOS LEVA AO CÉU É JESUS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O SENHOR É A ALEGRIA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JESUS LIBERTOU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E EM TUA VIDA NÃO ENCONTRAS PAZ E LUZ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UM MILAGRE É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OCHA ETERNA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 NOVA DO EVANGELHO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QUERO ESTAR AO PÉ DA CRUZ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Á HOJE ALGUÉM ESPERANDO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USCOU-ME COM TERNURA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NDE ESTARIA EU?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UM DIA JESUS ACHOU-ME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 ME LEMBRO QUANDO JESUS ME TOCOU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UEM ERA EU ANTES DE CONHECER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ARAVILHOSO E SUBLIME PRA MIM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 MINH’ALMA ESTAVA LONGE DO CAMINHO DO CÉU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IVI TÃO LONGE DO SENHOR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ERDIDO FOI QUE ELE ME ENCONTROU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ELA FÉ SOMOS SALVOS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QUANDO ANDAVA NO MUNDO ESCRAVIZADO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SRAEL SAIU DO EGITO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 MINHA VIDA TÃO VAZIA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H! QUÃO CEGO ANDEI E PERDIDO VAGUEI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 POVO QUE ANDAVA EM TREVAS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UMA LUZ BRILHOU EM MEU CAMINHO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ESUS, A LUZ DIVINA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STE MUNDO JAMAIS PODE ME SEPARAR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S RIQUEZAS DO MUNDO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CHEI SALVAÇÃO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MO DESISTIR DESTE GRANDE AMOR?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NTAREI, CANTAREI AS MISERICÓRDIAS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ESUS, NOME PRECIOSO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SÓ O PODER DE DEUS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TENHO NOVA VIDA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ESUS CRISTO MUDOU MEU VIVER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UDO, Ó CRISTO, A TI ENTREGO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MO AO SENHOR PORQUE ELE ME OUVIU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GUIR-TE-EI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EREGRINANDO POR SOBRE OS MONTES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ELA FÉ EU CAMINHO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QUERO PROSSEGUIR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STOU A CAMINHAR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QUANDO A MÃO DE DEUS EM MIM VEIO TOCAR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ELICIDADE É TER CRISTO AO MEU LADO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ENHO GRANDE GOZO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FELIZ, FELIZ EU SOU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ÀS VEZES, ALGUÉM ME PERGUNTA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JÁ NÃO ESTOU SOZINHO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U ESTAVA SÓ, SEM O SENHOR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QUE SEGURANÇA TENHO EM JESUS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M MEU CORAÇÃO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STA PAZ QUE SINTO EM MINH’ALMA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STE MUNDO NÃO TEM A SUA PAZ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QUE DOCE VOZ TEM MEU SENHOR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Á SEMPRE ALGUÉM QUE NÃO PROVOU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ÃO SEI POR QUE DE DEUS O AMOR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S MUITAS ÁGUAS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 AMOR DE DEUS POR NÓS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ISTO, MEU MESTRE, SEMPRE HÁ DE AMAR-ME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E NÃO FOSSE O AMOR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JESUS, AGORA EU BEM SEI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É O AMOR DE DEUS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XISTE UM ALGUÉM QUE CUIDA DE MIM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RISTO É TUDO PARA MIM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UMA CERTA VEZ, JESUS CRISTO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JESUS FEZ A PROMESSA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OU CONTAR-VOS O QUE PENSO DO MEU MESTRE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ISTO JESUS É O MEU BOM SALVADOR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IS PERTO DE JESUS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ISTO, NOME MAIS ALTO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Ó TU QUE HABITAS ENTRE OS QUERUBINS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Á UM SER QUE VIVE EM MIM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RISTO É A ROSA MAIS BELA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JESUS, O LÍRIO DOS VALES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LE É A ROSA DE SAROM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U SOU DO MEU AMADO E ELE ME TEM AFEIÇÃO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RA UMA OLIVEIRA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RANDIOSO PARA MIM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ENHO UMA PEDRA VIVA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É BASTANTE PARA MIM A TUA GRAÇA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ARAVILHOSA GRAÇA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MO AO MEU SENHOR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U ÉS FIEL, SENHOR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OMO A FLOR DO CAMPO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U SOU TÃO FELIZ COM O MEU JESUS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O AMOR DE JESUS É GRANDE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ENHOR, TE AMO, TE AMO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QUANDO JESUS UM DIA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 MINHA HERANÇA É O SENHOR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SDE O DIA EM QUE TE CONHECI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ÃO EXISTE OUTRO AMOR IGUAL AO TEU, SENHOR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EMPRE VOU LEMBRAR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DEUS A QUEM SERVIMOS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A LUZ DO MUNDO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ELA FÉ EU POSSO CONTEMPLAR JESUS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NCONTREI O GRANDE AMOR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MO É BOM SERVIR AO SENHOR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MINHA ALEGRIA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EDENTOR ONIPOTENTE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JESUS, SENHOR, ME CHEGO A TI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DAS PROFUNDEZAS A TI CLAMO, Ó SENHOR</text:p>
          </table:table-cell>
          <table:table-cell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ODA A MINHA DOR JESUS LEVOU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M ME VINDO O TEMOR</text:p>
          </table:table-cell>
          <table:table-cell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EM SEMPRE ENTENDEMOS</text:p>
          </table:table-cell>
          <table:table-cell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Á MOMENTOS QUE AS PALAVRAS NÃO RESOLVEM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QUANDO PARECE QUE TUDO ACABOU</text:p>
          </table:table-cell>
          <table:table-cell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QUANDO A TRISTEZA SURGIR</text:p>
          </table:table-cell>
          <table:table-cell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E A VIDA PARECE PESADA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E NÃO PUDERES MAIS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STA QUE ME TOQUES, SENHOR</text:p>
          </table:table-cell>
          <table:table-cell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O SENHOR É A MINHA LUZ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EDO TENS QUE O TENTADOR TE VÁ VENCER?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O ESTANDARTE DESTA IGREJA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IS O ESTANDARTE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OS GUERREIROS SE PREPARAM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ELO VALE ESCURO SEGUIREI JESUS</text:p>
          </table:table-cell>
          <table:table-cell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ROFUNDOS VALES EU TEREI DE PASSAR</text:p>
          </table:table-cell>
          <table:table-cell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OH! POR QUE DUVIDAR?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Ó UMA VOZ ME BASTA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E, DA VIDA, AS VAGAS PROCELOSAS SÃO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O QUE HABITA NO ABRIGO DE DEUS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QUE IMPORTA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M TUAS MÃOS, SENHOR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 VIDA NO MUNDO É CRUEL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QUANDO VEM NOS OLHOS UMA LÁGRIMA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QUANDO A ANGÚSTIA VEM</text:p>
          </table:table-cell>
          <table:table-cell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AIS PERTO QUERO ESTAR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BOM É O SENHOR</text:p>
          </table:table-cell>
          <table:table-cell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QUÃO BONDOSO AMIGO É CRISTO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Á UM AMIGO SEMPRE JUNTO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EUS ESTÁ PRESENTE SEMPRE PRONTO A NOS AJUDAR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U SOU POBRE E NECESSITADO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E HOJE ESCUTARES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HÁ TANTA TERRA</text:p>
          </table:table-cell>
          <table:table-cell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EU NÃO SABERIA CAMINHAR</text:p>
          </table:table-cell>
          <table:table-cell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EUS É CONTIGO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ONSOLAI, CONSOLAI O MEU POVO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TUA EM NOSSO MEIO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EIS AÍ O DIA ACEITÁVEL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E DEUS É POR NÓS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O REI E EU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E TE ENCONTRARES TRISTE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EUS CUIDA DE TI</text:p>
          </table:table-cell>
          <table:table-cell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ÃO DESANIMES! DEUS PROVERÁ</text:p>
          </table:table-cell>
          <table:table-cell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HÁ ALGUÉM QUE CUIDA DE TI</text:p>
          </table:table-cell>
          <table:table-cell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O MESMO DEUS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IVINO COMPANHEIRO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A OS MONTES OLHAREI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DEUS TE GUARDARÁ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QUE CONSOLAÇÃO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TELO FORTE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ESTOU CONFIANDO</text:p>
          </table:table-cell>
          <table:table-cell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OCHA MINHA</text:p>
          </table:table-cell>
          <table:table-cell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OS QUE CONFIAM NO SENHOR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ONFIO EM DEUS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M NADA PONHO A MINHA FÉ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E A FÉ POR VEZES FALTA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FIRME NAS PROMESSAS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ESPERA NO SENHOR, ANIMA-TE</text:p>
          </table:table-cell>
          <table:table-cell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SE NÃO FOSSE O SENHOR</text:p>
          </table:table-cell>
          <table:table-cell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AZ-ME INABALÁVEL</text:p>
          </table:table-cell>
          <table:table-cell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U ÉS MEU REI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DEIXA-ME CHORAR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RISTO ME DARÁ</text:p>
          </table:table-cell>
          <table:table-cell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VENCER, VENCER</text:p>
          </table:table-cell>
          <table:table-cell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QUANDO MEU TEMPO DE LUTA PASSAR</text:p>
          </table:table-cell>
          <table:table-cell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O SENHOR É O MEU PASTOR (SALMO 23)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DEUS É NOSSO AMPARO, NOSSA FORTALEZA</text:p>
          </table:table-cell>
          <table:table-cell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OCHEDO FORTE É O SENHOR</text:p>
          </table:table-cell>
          <table:table-cell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ÃO HÁ DEUS ACIMA DO SENHOR</text:p>
          </table:table-cell>
          <table:table-cell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DEUS PROVERÁ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QUANDO AS LUTAS ME CERCAM</text:p>
          </table:table-cell>
          <table:table-cell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DÁ-ME MAIS FÉ</text:p>
          </table:table-cell>
          <table:table-cell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ÃO TEMAS, POIS TE ESCOLHI</text:p>
          </table:table-cell>
          <table:table-cell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QUEM É QUE DÁ ÁGUA AO SEDENTO?</text:p>
          </table:table-cell>
          <table:table-cell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E AS LUTAS DA VIDA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ESFORÇA-TE, TEM BOM ÂNIMO!</text:p>
          </table:table-cell>
          <table:table-cell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QUANDO MAIS NINGUÉM TE COMPREENDE</text:p>
          </table:table-cell>
          <table:table-cell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JESUS É A ROCHA INABALÁVEL</text:p>
          </table:table-cell>
          <table:table-cell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ESUS, A MINH’ALMA TEM SEDE DE TI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S PROFUNDEZAS</text:p>
          </table:table-cell>
          <table:table-cell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VENHO, SENHOR, MINHA VIDA OFERECER</text:p>
          </table:table-cell>
          <table:table-cell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QUAL O ADORNO DESTA VIDA?</text:p>
          </table:table-cell>
          <table:table-cell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ONDA-ME, Ó DEUS</text:p>
          </table:table-cell>
          <table:table-cell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S SEGREDOS DO TEU CORAÇÃO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Ó TU ÉS, SENHOR</text:p>
          </table:table-cell>
          <table:table-cell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ENHOR, O QUE É A NOSSA VIDA?</text:p>
          </table:table-cell>
          <table:table-cell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ANTAREI A MISERICÓRDIA</text:p>
          </table:table-cell>
          <table:table-cell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CANTAREI A BONDADE E A JUSTIÇA</text:p>
          </table:table-cell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QUERO SER FIEL AO MEU SENHOR</text:p>
          </table:table-cell>
          <table:table-cell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UMA VOZ ME DISSE LÁ DO CÉU</text:p>
          </table:table-cell>
          <table:table-cell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FALA, JESUS QUERIDO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BBA PAI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EPENDO DE TI, SENHOR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QUE AS PALAVRAS DA MINHA BOCA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Á UMA LUZ A BRILHAR</text:p>
          </table:table-cell>
          <table:table-cell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NTREI NO TEMPO DE DEUS</text:p>
          </table:table-cell>
          <table:table-cell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QUAL MADEIRA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 QUERO SER, SENHOR AMADO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MO TU QUERES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 LEI DO SENHOR É PERFEITA</text:p>
          </table:table-cell>
          <table:table-cell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QUELE QUE TEM OS MEUS MANDAMENTOS</text:p>
          </table:table-cell>
          <table:table-cell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JESUS, QUERO AMAR-TE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MO AO SENHOR DE TODO O MEU CORAÇÃO</text:p>
          </table:table-cell>
          <table:table-cell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U VI O SENHOR</text:p>
          </table:table-cell>
          <table:table-cell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IS QUE SURGE UM POVO FORTE</text:p>
          </table:table-cell>
          <table:table-cell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IS MARCHAMOS PARA AQUELE BOM PAÍS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M PENDÃO REAL VOS ENTREGOU O REI</text:p>
          </table:table-cell>
          <table:table-cell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O SENHOR DA CEIFA ESTÁ CHAMANDO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OUVI, Ó CÉUS, E FALAREI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EU DEUS, MEU BOM PASTOR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ELAS PRAIAS GALILÉIAS VEM JESUS</text:p>
          </table:table-cell>
          <table:table-cell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INHA DEDICAÇÃO</text:p>
          </table:table-cell>
          <table:table-cell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Á UM POVO QUE TE ADORA</text:p>
          </table:table-cell>
          <table:table-cell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Á UMA OBRA QUE DEUS QUER FAZER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OMOS TEU POVO E QUEREMOS</text:p>
          </table:table-cell>
          <table:table-cell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 OBRA DO SENHOR É PERFEITA</text:p>
          </table:table-cell>
          <table:table-cell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 MINHA HERANÇA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Ó PASTOR DE ISRAEL</text:p>
          </table:table-cell>
          <table:table-cell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O MEU AMADO DESCEU AO SEU JARDIM</text:p>
          </table:table-cell>
          <table:table-cell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UM CORPO SÓ, UM SÓ ESPÍRITO</text:p>
          </table:table-cell>
          <table:table-cell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OH! QUÃO BOM E QUÃO SUAVE É</text:p>
          </table:table-cell>
          <table:table-cell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VEM, Ó CRISTO, ENCHER MEU CÁLICE</text:p>
          </table:table-cell>
          <table:table-cell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ÉS O PÃO DA VIDA</text:p>
          </table:table-cell>
          <table:table-cell/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COMO CRISTO ENSINOU</text:p>
          </table:table-cell>
          <table:table-cell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RISTO JÁ NOS PREPAROU</text:p>
          </table:table-cell>
          <table:table-cell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OUÇO A VOZ DO MEU AMADO ME CHAMAR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OMAI AGORA O PÃO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HÁ UM DOCE ESPÍRITO AQUI</text:p>
          </table:table-cell>
          <table:table-cell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LUIRÁ COMO UM RIO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SPÍRITO DO TRINO DEUS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VEM SOBRE MIM, ESPÍRITO DE DEUS</text:p>
          </table:table-cell>
          <table:table-cell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O ESPÍRITO DO SENHOR ESTÁ SENDO DERRAMADO</text:p>
          </table:table-cell>
          <table:table-cell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Ó VEM DERRAMAR</text:p>
          </table:table-cell>
          <table:table-cell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ERRAMAREI MEU ESPÍRITO</text:p>
          </table:table-cell>
          <table:table-cell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SPÍRITO SANTO, Ó CONSOLADOR</text:p>
          </table:table-cell>
          <table:table-cell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RDENDO EM FOGO MINH’ALMA ESTÁ</text:p>
          </table:table-cell>
          <table:table-cell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IS DO TEU SANTO ESPÍRITO</text:p>
          </table:table-cell>
          <table:table-cell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HÁ UM RIO DE ÁGUAS VIVAS</text:p>
          </table:table-cell>
          <table:table-cell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DESEJEI ARDENTEMENTE</text:p>
          </table:table-cell>
          <table:table-cell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DIRIGE-ME, SENHOR</text:p>
          </table:table-cell>
          <table:table-cell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 TUA PALAVRA</text:p>
          </table:table-cell>
          <table:table-cell/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SENHOR, GUIA-NOS</text:p>
          </table:table-cell>
          <table:table-cell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SENHOR, EU QUERO SERVIR-TE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 MINHA VIDA ENTREGO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 TUA JUSTIÇA</text:p>
          </table:table-cell>
          <table:table-cell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NO SERVIÇO DO MEU REI EU SOU FELIZ</text:p>
          </table:table-cell>
          <table:table-cell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QUERO QUE ME TOQUES, SENHOR</text:p>
          </table:table-cell>
          <table:table-cell/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QUANDO DOBRO OS MEUS JOELHOS EM ORAÇÃO</text:p>
          </table:table-cell>
          <table:table-cell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HUVAS DE BÊNÇÃOS TEREMOS</text:p>
          </table:table-cell>
          <table:table-cell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Ó CRISTO! PÃO DA VIDA</text:p>
          </table:table-cell>
          <table:table-cell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É TEMPO, É TEMPO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Ó JESUS! Ó VERA PÁSCOA</text:p>
          </table:table-cell>
          <table:table-cell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QUANTOS FIÉIS, SENHOR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VEM, SENHOR, VISITA TUA VINHA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ODA PROMESSA</text:p>
          </table:table-cell>
          <table:table-cell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VI UM NOVO CÉU</text:p>
          </table:table-cell>
          <table:table-cell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QUEM ME DERA</text:p>
          </table:table-cell>
          <table:table-cell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EU ESPERO, ANSIOSO, POR MEU DEUS</text:p>
          </table:table-cell>
          <table:table-cell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SSIM COMO A NOITE ESPERA PELO DIA</text:p>
          </table:table-cell>
          <table:table-cell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OS SINAIS DO FIM SE CUMPREM</text:p>
          </table:table-cell>
          <table:table-cell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HEGOU O TEMPO DE PENSAR</text:p>
          </table:table-cell>
          <table:table-cell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EMEI A DEUS</text:p>
          </table:table-cell>
          <table:table-cell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ETE CASTIÇAIS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O NORTE VEM O ÁUREO ESPLENDOR</text:p>
          </table:table-cell>
          <table:table-cell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IGREJA, TU VAIS SUBIR</text:p>
          </table:table-cell>
          <table:table-cell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VIGIAI E SEMPRE ORAI, Ó CRENTES</text:p>
          </table:table-cell>
          <table:table-cell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ERTA VEZ, AO ORAR</text:p>
          </table:table-cell>
          <table:table-cell/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EM BREVE ESCUTAREI</text:p>
          </table:table-cell>
          <table:table-cell/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ELE VOLTARÁ PRA BUSCAR A SUA IGREJA</text:p>
          </table:table-cell>
          <table:table-cell/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LE UM DIA VOLTARÁ</text:p>
          </table:table-cell>
          <table:table-cell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ELE VOLTARÁ, SIM, ELE VOLTARÁ</text:p>
          </table:table-cell>
          <table:table-cell/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OMO FOI PARA O CÉU, JESUS CRISTO HÁ DE VIR</text:p>
          </table:table-cell>
          <table:table-cell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ÃO SEI QUANDO CRISTO JESUS HÁ DE VIR</text:p>
          </table:table-cell>
          <table:table-cell/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O QUE HÁ DE VIR, VIRÁ</text:p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ÃO VAI TARDAR</text:p>
          </table:table-cell>
          <table:table-cell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JESUS, SIM, VEM, DO CÉU EM GLÓRIA ELE VEM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CRISTO VEM ME BUSCAR</text:p>
          </table:table-cell>
          <table:table-cell/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OUÇO UMA VOZ TÃO SUAVE</text:p>
          </table:table-cell>
          <table:table-cell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I QUE O SENHOR</text:p>
          </table:table-cell>
          <table:table-cell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O ESPÍRITO DE DEUS FALA À SUA IGREJA</text:p>
          </table:table-cell>
          <table:table-cell/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TENHO SAUDADES DE JESUS, MEU MESTRE</text:p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U SEI QUE JESUS</text:p>
          </table:table-cell>
          <table:table-cell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TU QUE ESTÁS ASSENTADO</text:p>
          </table:table-cell>
          <table:table-cell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O SOL ESCURECERÁ</text:p>
          </table:table-cell>
          <table:table-cell/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OS CÉUS EM BREVE SE ABRIRÃO</text:p>
          </table:table-cell>
          <table:table-cell/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BREVE NO CÉU JESUS HÁ DE APARECER</text:p>
          </table:table-cell>
          <table:table-cell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EM BREVE, MUI BREVE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JESUS CRISTO VOLTARÁ COM SEU GRANDE ESPLENDOR</text:p>
          </table:table-cell>
          <table:table-cell/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 MEU AMADO FALA E ME DIZ</text:p>
          </table:table-cell>
          <table:table-cell/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EM É ESTA QUE APARECE</text:p>
          </table:table-cell>
          <table:table-cell/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ESTA É A VOZ, A VOZ DO MEU AMADO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QUANDO A ÚLTIMA TROMBETA ECOAR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QUANDO A ANGELICAL TROMBETA</text:p>
          </table:table-cell>
          <table:table-cell/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JÁ NÃO TARDA O AMANHECER</text:p>
          </table:table-cell>
          <table:table-cell/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ÃO TEREI MAIS TRISTEZAS</text:p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UM NOVO LAR ME ESPERA</text:p>
          </table:table-cell>
          <table:table-cell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O TRONO DA CIDADE DE DEUS</text:p>
          </table:table-cell>
          <table:table-cell/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O CHEGAR AO CÉU GOZO EU TEREI</text:p>
          </table:table-cell>
          <table:table-cell/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EXISTE UM LAR</text:p>
          </table:table-cell>
          <table:table-cell/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LÁ NO CÉU OS ANJOS CANTAM</text:p>
          </table:table-cell>
          <table:table-cell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Á UM LINDO PAÍS</text:p>
          </table:table-cell>
          <table:table-cell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LINDO! LINDO! LINDO!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REGOZIJAI-VOS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EU AVISTO UMA TERRA FELIZ</text:p>
          </table:table-cell>
          <table:table-cell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EU OUVI DA FORMOSA CIDADE</text:p>
          </table:table-cell>
          <table:table-cell/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OH! QUE SAUDOSA LEMBRANÇA</text:p>
          </table:table-cell>
          <table:table-cell/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JERUSALÉM, JERUSALÉM</text:p>
          </table:table-cell>
          <table:table-cell/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QUANDO O MUNDO AQUI DEIXAR</text:p>
          </table:table-cell>
          <table:table-cell/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BREVE VOLTARÁ O MESSIAS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ALÉM DO CÉU AZUL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NDA A LIDA TERREAL</text:p>
          </table:table-cell>
          <table:table-cell/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QUANDO O JORDÃO PASSARMOS UNIDOS</text:p>
          </table:table-cell>
          <table:table-cell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HÁ UM LUGAR PRA MIM</text:p>
          </table:table-cell>
          <table:table-cell/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JUNTO AO TRONO DE DEUS, PREPARADO</text:p>
          </table:table-cell>
          <table:table-cell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OH! PENSAI NESSE LAR LÁ DO CÉU</text:p>
          </table:table-cell>
          <table:table-cell/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RREBATADO FUI NO DIA DO SENHOR</text:p>
          </table:table-cell>
          <table:table-cell/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AO LADO DE DEUS</text:p>
          </table:table-cell>
          <table:table-cell/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M BREVE O DIA CHEGARÁ</text:p>
          </table:table-cell>
          <table:table-cell/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JESUS ESTÁ ÀS PORTAS</text:p>
          </table:table-cell>
          <table:table-cell/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OH! QUANTO ALMEJO ESTAR</text:p>
          </table:table-cell>
          <table:table-cell/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Ó VEM LOGO, JESUS</text:p>
          </table:table-cell>
          <table:table-cell/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AS LINDAS MORADAS</text:p>
          </table:table-cell>
          <table:table-cell/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MARAVILHOSO SERÁ</text:p>
          </table:table-cell>
          <table:table-cell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ANTAI, Ó IGREJA</text:p>
          </table:table-cell>
          <table:table-cell/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NA PRESENÇA DE JESUS</text:p>
          </table:table-cell>
          <table:table-cell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PÁTRIA MINHA</text:p>
          </table:table-cell>
          <table:table-cell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VEM! MARANATA! JESUS VEM!</text:p>
          </table:table-cell>
          <table:table-cell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JERUSALÉM, SUAS RUAS DE OURO</text:p>
          </table:table-cell>
          <table:table-cell/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DA LINDA PÁTRIA</text:p>
          </table:table-cell>
          <table:table-cell/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A NOVA JERUSALÉM IREI MORAR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CHEGUEMOS AO ALTAR DE DEUS</text:p>
          </table:table-cell>
          <table:table-cell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COMO É BOM TE ADORAR</text:p>
          </table:table-cell>
          <table:table-cell/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DORAREI</text:p>
          </table:table-cell>
          <table:table-cell/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E ADORAMOS</text:p>
          </table:table-cell>
          <table:table-cell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REUNIMO-NOS AQUI PRA TE ADORAR</text:p>
          </table:table-cell>
          <table:table-cell/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GLÓRIA E ALELUIA</text:p>
          </table:table-cell>
          <table:table-cell/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OJE O SENHOR DERRAMOU</text:p>
          </table:table-cell>
          <table:table-cell/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SENHOR, EU NEM SEI CONTAR</text:p>
          </table:table-cell>
          <table:table-cell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PAI DE AMOR, GOSTO TANTO DE TI</text:p>
          </table:table-cell>
          <table:table-cell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ESUS, JESUS, EU TE AMO</text:p>
          </table:table-cell>
          <table:table-cell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CANTAREI AO AMOR DOS AMORES</text:p>
          </table:table-cell>
          <table:table-cell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Ó GRANDE DEUS</text:p>
          </table:table-cell>
          <table:table-cell/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U TE AMO, MEU JESUS</text:p>
          </table:table-cell>
          <table:table-cell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ONTE DA VIDA</text:p>
          </table:table-cell>
          <table:table-cell/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Ó PROFUNDIDADE DAS RIQUEZAS</text:p>
          </table:table-cell>
          <table:table-cell/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Ó JESUS, EXALTAR-TE-EI</text:p>
          </table:table-cell>
          <table:table-cell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HÁ UM NOME QUE RELUZ</text:p>
          </table:table-cell>
          <table:table-cell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JESUS TÃO BELO</text:p>
          </table:table-cell>
          <table:table-cell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AO CORDEIRO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GLÓRIA PRA SEMPRE AO CORDEIRO DE DEUS</text:p>
          </table:table-cell>
          <table:table-cell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LELUIA! MUITAS VOZES DE ANJOS</text:p>
          </table:table-cell>
          <table:table-cell/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A EXPRESSÃO DESTE LOUVOR</text:p>
          </table:table-cell>
          <table:table-cell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MAJESTADE, GLÓRIA E MAJESTADE</text:p>
          </table:table-cell>
          <table:table-cell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ÉS MAJESTADE</text:p>
          </table:table-cell>
          <table:table-cell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HÁ UM SÓ QUE É DIGNO</text:p>
          </table:table-cell>
          <table:table-cell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JESUS, TE ENTRONIZAMOS AQUI ENTRE NÓS</text:p>
          </table:table-cell>
          <table:table-cell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JESUS, TE ENTRONIZAMOS</text:p>
          </table:table-cell>
          <table:table-cell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AO QUE ESTÁ NO TRONO</text:p>
          </table:table-cell>
          <table:table-cell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ANTO É O QUE ESTÁ NO TRONO</text:p>
          </table:table-cell>
          <table:table-cell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OUVAREI AO MEU SENHOR</text:p>
          </table:table-cell>
          <table:table-cell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O MEU LOUVOR É FRUTO</text:p>
          </table:table-cell>
          <table:table-cell/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NOSSO DEUS É SOBERANO</text:p>
          </table:table-cell>
          <table:table-cell/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O CRIADOR DO UNIVERSO</text:p>
          </table:table-cell>
          <table:table-cell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 DEUS SEJA O LOUVOR</text:p>
          </table:table-cell>
          <table:table-cell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EUS DOS EXÉRCITOS DE ISRAEL</text:p>
          </table:table-cell>
          <table:table-cell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ENHOR, MEU DEUS, QUANDO EU MARAVILHADO</text:p>
          </table:table-cell>
          <table:table-cell/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SANTO! SANTO! SANTO! DEUS ONIPOTENTE!</text:p>
          </table:table-cell>
          <table:table-cell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SANTO, SANTO, SANTO, Ó DEUS DE GLÓRIA E PODER</text:p>
          </table:table-cell>
          <table:table-cell/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A DEUS DEMOS GLÓRIA</text:p>
          </table:table-cell>
          <table:table-cell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LOUVOR E GLÓRIA</text:p>
          </table:table-cell>
          <table:table-cell/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AO DEUS DE AMOR E DE IMENSA BONDADE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O MEU CORAÇÃO SE REGOZIJA NO SENHOR</text:p>
          </table:table-cell>
          <table:table-cell/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CANTAREI AO MEU SENHOR ENQUANTO EU VIVER</text:p>
          </table:table-cell>
          <table:table-cell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VEM, DERRAMA A PAZ</text:p>
          </table:table-cell>
          <table:table-cell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ESTAMOS AQUI, Ó DEUS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ADORAR-TE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 BELEZA DA TUA SANTIDADE</text:p>
          </table:table-cell>
          <table:table-cell/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EU QUERO CANTAR DE GOZO E DE PAZ</text:p>
          </table:table-cell>
          <table:table-cell/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DIGNO É JESUS</text:p>
          </table:table-cell>
          <table:table-cell/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OH! CONTEMPLAI</text:p>
          </table:table-cell>
          <table:table-cell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NÓS TE ADORAMOS, SENHOR</text:p>
          </table:table-cell>
          <table:table-cell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SANTO É SEU NOME</text:p>
          </table:table-cell>
          <table:table-cell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QUE ALEGRIA</text:p>
          </table:table-cell>
          <table:table-cell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AUDAI O NOME DE JESUS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Ê EXALTADO, Ó DEUS</text:p>
          </table:table-cell>
          <table:table-cell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MUITOS ANJOS LOUVAM</text:p>
          </table:table-cell>
          <table:table-cell/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TE EXALTAREMOS</text:p>
          </table:table-cell>
          <table:table-cell/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GLORIOSO ÉS, JESUS</text:p>
          </table:table-cell>
          <table:table-cell/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NTRONIZADO ESTÁ ENTRE AS NAÇÕES</text:p>
          </table:table-cell>
          <table:table-cell/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LOUVAI A JESUS</text:p>
          </table:table-cell>
          <table:table-cell/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TODA A TERRA TE EXALTA</text:p>
          </table:table-cell>
          <table:table-cell/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JESUS VEIO E SALVOU-ME</text:p>
          </table:table-cell>
          <table:table-cell/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OTIVOS TENHO PRA LOUVAR-TE</text:p>
          </table:table-cell>
          <table:table-cell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EU LOUVOR É SÓ PRA TI</text:p>
          </table:table-cell>
          <table:table-cell/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MO AO SENHOR</text:p>
          </table:table-cell>
          <table:table-cell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LEVANTAI-VOS, Ó PORTAIS ETERNOS</text:p>
          </table:table-cell>
          <table:table-cell/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GRANDE É O SENHOR E MUI DIGNO DE SER LOUVADO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LOUVAI, SERVOS DO SENHOR</text:p>
          </table:table-cell>
          <table:table-cell/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GRANDE É O SENHOR</text:p>
          </table:table-cell>
          <table:table-cell/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OS CÉUS PROCLAMAM</text:p>
          </table:table-cell>
          <table:table-cell/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CANTAI AO SENHOR UM CÂNTICO NOVO</text:p>
          </table:table-cell>
          <table:table-cell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MEDITAREI NAS MARAVILHAS DO SENHOR</text:p>
          </table:table-cell>
          <table:table-cell/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CELEBRAI COM JÚBILO AO SENHOR</text:p>
          </table:table-cell>
          <table:table-cell/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O MEU CORAÇÃO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ÉS O MAIS FORMOSO, JESUS</text:p>
          </table:table-cell>
          <table:table-cell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ONIPOTENTE DEUS</text:p>
          </table:table-cell>
          <table:table-cell/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LOUVAI AO SENHOR TODAS AS NAÇÕES</text:p>
          </table:table-cell>
          <table:table-cell/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QUÃO AMÁVEIS SÃO</text:p>
          </table:table-cell>
          <table:table-cell/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BENDIZEI AO SENHOR</text:p>
          </table:table-cell>
          <table:table-cell/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O MUNDO NÃO SABE</text:p>
          </table:table-cell>
          <table:table-cell/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O GETSÊMANI</text:p>
          </table:table-cell>
          <table:table-cell/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ÃO TINHA PARECER</text:p>
          </table:table-cell>
          <table:table-cell/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O AMOR DE DEUS É GRANDE</text:p>
          </table:table-cell>
          <table:table-cell/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TAL QUAL ESTOU</text:p>
          </table:table-cell>
          <table:table-cell/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JUSTO ÉS, SENHOR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ASTA DIZERES O QUE QUERES</text:p>
          </table:table-cell>
          <table:table-cell/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TU QUE ANDAS SÓ E TRISTE SEM SABER O CAMINHO</text:p>
          </table:table-cell>
          <table:table-cell/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STENDE TUA MÃO</text:p>
          </table:table-cell>
          <table:table-cell/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UM POBRE CEGO</text:p>
          </table:table-cell>
          <table:table-cell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DEUS DOS ANTIGOS</text:p>
          </table:table-cell>
          <table:table-cell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O SENHOR TE GUIARÁ</text:p>
          </table:table-cell>
          <table:table-cell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SE PAZ, A MAIS DOCE</text:p>
          </table:table-cell>
          <table:table-cell/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S PROFUNDEZAS CLAMO A TI, Ó SENHOR!</text:p>
          </table:table-cell>
          <table:table-cell/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MEU SERVO, NÃO TEMAS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DISPÕE-TE, RESPLANDECE</text:p>
          </table:table-cell>
          <table:table-cell/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UITOS SÃO OS QUE CONFIAM</text:p>
          </table:table-cell>
          <table:table-cell/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Ó PAI, EU QUERIA TANTO VER</text:p>
          </table:table-cell>
          <table:table-cell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 ÚLTIMA TROMBETA SOARÁ</text:p>
          </table:table-cell>
          <table:table-cell/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ÃO SE TURBEM OS VOSSOS CORAÇÕES</text:p>
          </table:table-cell>
          <table:table-cell/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EM NOSSOS LÁBIOS</text:p>
          </table:table-cell>
          <table:table-cell/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NA ETERNIDADE</text:p>
          </table:table-cell>
          <table:table-cell/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Ó VINDE ADORAR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A TI, QUE HABITAS ENTRE OS QUERUBINS</text:p>
          </table:table-cell>
          <table:table-cell/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TUA GLÓRIA ENCHE TODA A TERRA</text:p>
          </table:table-cell>
          <table:table-cell/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OUVI COMO QUE A VOZ DE UMA GRANDE MULTIDÃO</text:p>
          </table:table-cell>
          <table:table-cell/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ODO O MEU SER TE AMA</text:p>
          </table:table-cell>
          <table:table-cell/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EIS A ESCRAVA RESGATADA</text:p>
          </table:table-cell>
          <table:table-cell/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EU NOME É PRA MIM, SENHOR</text:p>
          </table:table-cell>
          <table:table-cell/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UM DIA EU QUIS TE DEIXAR</text:p>
          </table:table-cell>
          <table:table-cell/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NOSSO LOUVOR</text:p>
          </table:table-cell>
          <table:table-cell/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A JESUS SEJA DADA TODA GLÓRIA</text:p>
          </table:table-cell>
          <table:table-cell/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JESUS CRISTO VOLTARÁ</text:p>
          </table:table-cell>
          <table:table-cell/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ELE É O REI DOS REIS</text:p>
          </table:table-cell>
          <table:table-cell/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VEM, JESUS CRISTO JÁ VEM</text:p>
          </table:table-cell>
          <table:table-cell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TODO LOUVOR SEJA DADO A DEUS</text:p>
          </table:table-cell>
          <table:table-cell/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PERFEITO AMOR EU CONHECI</text:p>
          </table:table-cell>
          <table:table-cell/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E UM DIA DEUS PROMETEU</text:p>
          </table:table-cell>
          <table:table-cell/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S MUITAS ÁGUAS NÃO PODERIAM APAGAR</text:p>
          </table:table-cell>
          <table:table-cell/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QUERO ANDAR EM TEU CAMINHO, SENHOR</text:p>
          </table:table-cell>
          <table:table-cell/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QUANDO JESUS PROVOU O SEU AMOR POR MIM</text:p>
          </table:table-cell>
          <table:table-cell/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QUEM É COMO TU?</text:p>
          </table:table-cell>
          <table:table-cell/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QUEM É COMO TU?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U QUERO SENTIR</text:p>
          </table:table-cell>
          <table:table-cell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AMOR, QUE POR AMOR DESCESTE!</text:p>
          </table:table-cell>
          <table:table-cell/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COMIGO HABITA, Ó DEUS!</text:p>
          </table:table-cell>
          <table:table-cell/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DORMINDO NO MEU LEITO</text:p>
          </table:table-cell>
          <table:table-cell/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JERUSALÉM ETERNA</text:p>
          </table:table-cell>
          <table:table-cell/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JERUSALÉM EXCELSA</text:p>
          </table:table-cell>
          <table:table-cell/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NA TERRA ABENÇOADA</text:p>
          </table:table-cell>
          <table:table-cell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OUVI O SALVADOR DIZER</text:p>
          </table:table-cell>
          <table:table-cell/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LOUVAMOS-TE, Ó DEUS</text:p>
          </table:table-cell>
          <table:table-cell/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TUA, Ó DEUS, É TODA A GRANDEZA</text:p>
          </table:table-cell>
          <table:table-cell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A VIDA DE MINH’ALMA</text:p>
          </table:table-cell>
          <table:table-cell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SEU NOME É JESUS</text:p>
          </table:table-cell>
          <table:table-cell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RISTO É A RESPOSTA</text:p>
          </table:table-cell>
          <table:table-cell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SE ESTÁS CANSADO</text:p>
          </table:table-cell>
          <table:table-cell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GLÓRIA, GLÓRIA</text:p>
          </table:table-cell>
          <table:table-cell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EU TENHO UM TESOURO</text:p>
          </table:table-cell>
          <table:table-cell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EU TENHO UM DEUS MUI, MUI, MUI GRANDE</text:p>
          </table:table-cell>
          <table:table-cell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NÃO HÁ DEUS TÃO GRANDE COMO TU</text:p>
          </table:table-cell>
          <table:table-cell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NO CÉU HÁ JANELAS ABERTAS</text:p>
          </table:table-cell>
          <table:table-cell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VENCEDOR SEREI</text:p>
          </table:table-cell>
          <table:table-cell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VITÓRIA DEUS DARÁ A MIM, EU SEI</text:p>
          </table:table-cell>
          <table:table-cell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É DEUS QUEM NOS TEM DADO A VITÓRIA</text:p>
          </table:table-cell>
          <table:table-cell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JESUS É O AMIGO MELHOR</text:p>
          </table:table-cell>
          <table:table-cell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VEM, ESPÍRITO DE DEUS</text:p>
          </table:table-cell>
          <table:table-cell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SENHOR, MANDA PODER</text:p>
          </table:table-cell>
          <table:table-cell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MANDA FOGO, SENHOR</text:p>
          </table:table-cell>
          <table:table-cell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EIXA A GLÓRIA DE DEUS BRILHAR</text:p>
          </table:table-cell>
          <table:table-cell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EU LOUVAREI, EU LOUVAREI</text:p>
          </table:table-cell>
          <table:table-cell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ESTOU ALEGRE</text:p>
          </table:table-cell>
          <table:table-cell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A NOIVA É A IGREJA</text:p>
          </table:table-cell>
          <table:table-cell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EU VEREI A ÁRVORE DA VIDA</text:p>
          </table:table-cell>
          <table:table-cell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SOMENTE PELA FÉ A OBRA DE DEUS</text:p>
          </table:table-cell>
          <table:table-cell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QUEM CANTAR AQUI SE ALEGRARÁ</text:p>
          </table:table-cell>
          <table:table-cell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STA ALEGRIA NÃO VAI MAIS SAIR</text:p>
          </table:table-cell>
          <table:table-cell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NUNCA MAIS, NUNCA MAIS</text:p>
          </table:table-cell>
          <table:table-cell/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AGRADECIDOS SOMOS A TI</text:p>
          </table:table-cell>
          <table:table-cell/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I CELESTE</text:p>
          </table:table-cell>
          <table:table-cell/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ITÓRIA SOBRE VITÓRI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4:06:16.302742956</meta:creation-date>
    <dc:date>2018-05-28T14:08:40.703791309</dc:date>
    <meta:editing-duration>PT2M24S</meta:editing-duration>
    <meta:editing-cycles>1</meta:editing-cycles>
    <meta:document-statistic meta:table-count="1" meta:cell-count="1935" meta:object-count="0"/>
    <meta:generator>LibreOffice/5.2.7.2$Linux_X86_64 LibreOffice_project/20m0$Build-2</meta:generator>
  </office:meta>
</office:document-meta>
</file>